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5-02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4-01-1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3-02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2-02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1-01-0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20-01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9-02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8-09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8-01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7-02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6-09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6-02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5-02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4-09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3-12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3-09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2-12-3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1-12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1-01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10-01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09-02-2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08-02-0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07-01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06-02-1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039095092901</text:p>
          </table:table-cell>
          <table:table-cell office:value-type="string" calcext:value-type="string">
            <text:p>TS-60-55-605</text:p>
          </table:table-cell>
          <table:table-cell office:value-type="string" calcext:value-type="string">
            <text:p>2005-02-0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